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3"/>
        <table:table-column table:default-cell-style-name="ACE-1" table:style-name="ACOL-0" table:number-columns-repeated="234"/>
        <table:table-column table:style-name="ACOL-0" table:number-columns-repeated="3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8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295">
            <text:p>29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Decayed, partially buried 2.2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25">
            <text:p>2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9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945">
            <text:p>94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Decayed, partially buried 4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8500000000000005">
            <text:p>2.8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62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1665">
            <text:p>166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2.5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0499999999999998">
            <text:p>4.0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61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2125">
            <text:p>212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ecayed, partially buried 7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6500000000000004">
            <text:p>4.6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60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3070">
            <text:p>307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&gt;3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3500000000000005">
            <text:p>5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63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og 2.5-m long from snow bank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500000000000002">
            <text:p>7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64</text:p>
          </table:table-cell>
          <table:table-cell table:style-name="ACE-1" office:value-type="float" office:value="76.719999999999999">
            <text:p>76.72</text:p>
          </table:table-cell>
          <table:table-cell table:style-name="ACE-1" office:value-type="float" office:value="65.959999999999994">
            <text:p>65.96</text:p>
          </table:table-cell>
          <table:table-cell table:style-name="ACE-1" office:value-type="float" office:value="4070">
            <text:p>407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og 3-m long from base of solifluction lob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499999999999993">
            <text:p>8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2</text:p>
          </table:table-cell>
          <table:table-cell table:style-name="ACE-1" office:value-type="float" office:value="76.519999999999996">
            <text:p>76.52</text:p>
          </table:table-cell>
          <table:table-cell table:style-name="ACE-1" office:value-type="float" office:value="66.019999999999996">
            <text:p>66.02</text:p>
          </table:table-cell>
          <table:table-cell table:style-name="ACE-1" office:value-type="float" office:value="790">
            <text:p>79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-m log on partial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5">
            <text:p>1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3</text:p>
          </table:table-cell>
          <table:table-cell table:style-name="ACE-1" office:value-type="float" office:value="76.519999999999996">
            <text:p>76.52</text:p>
          </table:table-cell>
          <table:table-cell table:style-name="ACE-1" office:value-type="float" office:value="66.019999999999996">
            <text:p>66.02</text:p>
          </table:table-cell>
          <table:table-cell table:style-name="ACE-1" office:value-type="float" office:value="2470">
            <text:p>247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3-m log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249999999999998">
            <text:p>3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2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575">
            <text:p>575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Partially buried 2.5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75">
            <text:p>2.7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7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805">
            <text:p>80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artially buried 4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500000000000002">
            <text:p>3.4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8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1830">
            <text:p>183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&gt;5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6500000000000004">
            <text:p>2.6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6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2805">
            <text:p>280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2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25">
            <text:p>5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5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3530">
            <text:p>353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3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25">
            <text:p>6.2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4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3760">
            <text:p>376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Partially buried 3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2500000000000009">
            <text:p>7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3G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7325">
            <text:p>732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halebon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4G</text:p>
          </table:table-cell>
          <table:table-cell table:style-name="ACE-1" office:value-type="float" office:value="76.930000000000007">
            <text:p>76.93</text:p>
          </table:table-cell>
          <table:table-cell table:style-name="ACE-1" office:value-type="float" office:value="67.269999999999996">
            <text:p>67.27</text:p>
          </table:table-cell>
          <table:table-cell table:style-name="ACE-1" office:value-type="float" office:value="7520">
            <text:p>752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halebon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everny_Island_North-1</text:p>
          </table:table-cell>
          <table:table-cell table:style-name="ACE-1" office:value-type="float" office:value="76.260000000000005">
            <text:p>76.26</text:p>
          </table:table-cell>
          <table:table-cell table:style-name="ACE-1" office:value-type="float" office:value="68.280000000000001">
            <text:p>68.28</text:p>
          </table:table-cell>
          <table:table-cell table:style-name="ACE-1" office:value-type="float" office:value="360">
            <text:p>360</text:p>
          </table:table-cell>
          <table:table-cell table:style-name="ACE-1" office:value-type="float" office:value="97.25">
            <text:p>97.25</text:p>
          </table:table-cell>
          <table:table-cell table:style-name="ACE-1" office:value-type="string">
            <text:p>Willem BarentsÆ ship timber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4999999999999996">
            <text:p>0.45</text:p>
          </table:table-cell>
          <table:table-cell table:style-name="ACE-1" office:value-type="float" office:value="2.9189039038652851">
            <text:p>2.9189</text:p>
          </table:table-cell>
          <table:table-cell table:style-name="ACE-1" office:value-type="float" office:value="2.9189039038652851">
            <text:p>2.9189039</text:p>
          </table:table-cell>
          <table:table-cell table:style-name="ACE-1" office:value-type="string">
            <text:p>GawronskiZeeberg1997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3233</text:p>
          </table:table-cell>
          <table:table-cell table:style-name="ACE-1" office:value-type="float" office:value="76.260000000000005">
            <text:p>76.26</text:p>
          </table:table-cell>
          <table:table-cell table:style-name="ACE-1" office:value-type="float" office:value="68.280000000000001">
            <text:p>68.28</text:p>
          </table:table-cell>
          <table:table-cell table:style-name="ACE-1" office:value-type="float" office:value="2955">
            <text:p>29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3-m long lo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9500000000000002">
            <text:p>2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532</text:p>
          </table:table-cell>
          <table:table-cell table:style-name="ACE-1" office:value-type="float" office:value="76.260000000000005">
            <text:p>76.26</text:p>
          </table:table-cell>
          <table:table-cell table:style-name="ACE-1" office:value-type="float" office:value="68.280000000000001">
            <text:p>68.28</text:p>
          </table:table-cell>
          <table:table-cell table:style-name="ACE-1" office:value-type="float" office:value="4860">
            <text:p>486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Lo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2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770">
            <text:p>77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Log 5-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15000000000000013">
            <text:p>−0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1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795">
            <text:p>79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Log 5-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34999999999999987">
            <text:p>0.3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40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1570">
            <text:p>157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og 2.5-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95">
            <text:p>1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0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1930">
            <text:p>193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Log &gt;1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1500000000000004">
            <text:p>2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38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3200">
            <text:p>320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og &gt;l-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6500000000000004">
            <text:p>2.6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39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3205">
            <text:p>320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og 5-m long partially buri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25">
            <text:p>2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37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3710">
            <text:p>37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og 2-m long from solifluction lob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5499999999999998">
            <text:p>4.5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35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4000">
            <text:p>400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Log 5-m long from snow bank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9500000000000002">
            <text:p>4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59</text:p>
          </table:table-cell>
          <table:table-cell table:style-name="ACE-1" office:value-type="float" office:value="76.959999999999994">
            <text:p>76.96</text:p>
          </table:table-cell>
          <table:table-cell table:style-name="ACE-1" office:value-type="float" office:value="68.540000000000006">
            <text:p>68.54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Root section 1.5-m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5499999999999998">
            <text:p>5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2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1350">
            <text:p>135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Decayed 7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5499999999999998">
            <text:p>3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5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1365">
            <text:p>1365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Root section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1500000000000004">
            <text:p>5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3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1875">
            <text:p>187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8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1500000000000004">
            <text:p>3.1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1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2985">
            <text:p>298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Decayed 2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6500000000000004">
            <text:p>5.6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0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3485">
            <text:p>348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Driftwood log 2.5m lon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499999999999993">
            <text:p>8.4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7G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Whale vertebra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499999999999993">
            <text:p>8.4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North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6</text:p>
          </table:table-cell>
          <table:table-cell table:style-name="ACE-1" office:value-type="float" office:value="76.409999999999997">
            <text:p>76.41</text:p>
          </table:table-cell>
          <table:table-cell table:style-name="ACE-1" office:value-type="float" office:value="68.599999999999994">
            <text:p>68.6</text:p>
          </table:table-cell>
          <table:table-cell table:style-name="ACE-1" office:value-type="float" office:value="5365">
            <text:p>536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artially buried 1.5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949999999999999">
            <text:p>10.9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1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 table:number-rows-repeated="2">
          <table:table-cell table:number-columns-repeated="256" table:style-name="ACE-1"/>
        </table:table-row>
        <table:table-row table:style-name="AROW-2">
          <table:table-cell table:number-columns-repeated="256" table:style-name="ACE-1"/>
        </table:table-row>
        <table:table-row table:style-name="AROW-0" table:number-rows-repeated="137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4">
          <gnm:selection gnm:start-col="15" gnm:start-row="4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9T09:40:4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